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9cm" fo:min-width="14.5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normal" style:font-size-asian="22pt" style:font-style-asian="normal" style:font-size-complex="22pt" style:font-style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16cm" svg:height="2.147cm" svg:x="1.154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rh 2014</text:span></text:p>
          </draw:text-box>
        </draw:frame>
        <draw:frame draw:style-name="gr1" draw:text-style-name="P3" draw:layer="layout" svg:width="12.622cm" svg:height="2.855cm" svg:x="8.747cm" svg:y="5.7cm">
          <draw:text-box>
            <text:p text:style-name="P2"><text:span text:style-name="T2">Wide Field Astronomy Unit (WFAU)</text:span></text:p>
            <text:p text:style-name="P2"><text:span text:style-name="T2"/></text:p>
            <text:p text:style-name="P2"><text:span text:style-name="T2">TAP services</text:span></text:p>
          </draw:text-box>
        </draw:frame>
      </draw:page>
      <draw:page draw:name="page2" draw:style-name="dp1" draw:master-page-name="Default">
        <draw:frame draw:style-name="gr1" draw:text-style-name="P1" draw:layer="layout" svg:width="4.816cm" svg:height="2.147cm" svg:x="1.154cm" svg:y="17.639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rh 2014</text:span></text:p>
          </draw:text-box>
        </draw:frame>
        <draw:frame draw:style-name="gr2" draw:text-style-name="P3" draw:layer="layout" svg:width="17.008cm" svg:height="3.519cm" svg:x="2.9cm" svg:y="3.481cm">
          <draw:text-box>
            <text:p text:style-name="P2"><text:span text:style-name="T2">If I implement 90% of the TAP specification ...</text:span></text:p>
            <text:p text:style-name="P2"><text:span text:style-name="T2"/></text:p>
            <text:p text:style-name="P2"><text:span text:style-name="T2">.... but I don't implement the geometric functions</text:span></text:p>
          </draw:text-box>
        </draw:frame>
        <draw:frame draw:style-name="gr3" draw:text-style-name="P3" draw:layer="layout" svg:width="15.085cm" svg:height="1.519cm" svg:x="2.715cm" svg:y="7.881cm">
          <draw:text-box>
            <text:p text:style-name="P2"><text:span text:style-name="T2">Can I register as a TAP service ?</text:span></text:p>
          </draw:text-box>
        </draw:frame>
        <draw:frame draw:style-name="gr3" draw:text-style-name="P3" draw:layer="layout" svg:width="15.916cm" svg:height="1.519cm" svg:x="5.5cm" svg:y="10.381cm">
          <draw:text-box>
            <text:p text:style-name="P2"><text:span text:style-name="T2">If I can, then how do I declare the limitation ?</text:span></text:p>
          </draw:text-box>
        </draw:frame>
        <draw:frame draw:style-name="gr3" draw:text-style-name="P3" draw:layer="layout" svg:width="15.085cm" svg:height="1.519cm" svg:x="5.5cm" svg:y="12.7cm">
          <draw:text-box>
            <text:p text:style-name="P2"><text:span text:style-name="T2">If not – then what </text:span><text:span text:style-name="T3">can</text:span><text:span text:style-name="T2"> I register as ?</text:span></text:p>
          </draw:text-box>
        </draw:frame>
      </draw:page>
      <draw:page draw:name="page3" draw:style-name="dp1" draw:master-page-name="Default">
        <draw:frame draw:style-name="gr1" draw:text-style-name="P1" draw:layer="layout" svg:width="4.816cm" svg:height="2.147cm" svg:x="1.154cm" svg:y="17.6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rh 2014</text:span></text:p>
          </draw:text-box>
        </draw:frame>
        <draw:frame draw:style-name="gr4" draw:text-style-name="P3" draw:layer="layout" svg:width="18.714cm" svg:height="1.518cm" svg:x="2.3cm" svg:y="3.4cm">
          <draw:text-box>
            <text:p text:style-name="P2"><text:span text:style-name="T2">Why would I not implement the geometric functions ?</text:span></text:p>
          </draw:text-box>
        </draw:frame>
        <draw:frame draw:style-name="gr4" draw:text-style-name="P3" draw:layer="layout" svg:width="16.203cm" svg:height="3.723cm" svg:x="4.006cm" svg:y="5.626cm">
          <draw:text-box>
            <text:p text:style-name="P2"><text:span text:style-name="T2">RDBMS that do support the geom() functions </text:span></text:p>
            <text:p text:style-name="P2"><text:span text:style-name="T2"/></text:p>
            <text:list text:style-name="L1">
              <text:list-item>
                <text:p text:style-name="P4"><text:span text:style-name="T2">PostgreSQL</text:span></text:p>
              </text:list-item>
              <text:list-item>
                <text:p text:style-name="P4"><text:span text:style-name="T2">MySQL</text:span></text:p>
              </text:list-item>
            </text:list>
          </draw:text-box>
        </draw:frame>
        <draw:frame draw:style-name="gr5" draw:text-style-name="P3" draw:layer="layout" svg:width="17.499cm" svg:height="1.995cm" svg:x="4.3cm" svg:y="9.9cm">
          <draw:text-box>
            <text:p text:style-name="P2"><text:span text:style-name="T2">RDBMS that do not support the geom() functions </text:span></text:p>
          </draw:text-box>
        </draw:frame>
        <draw:frame draw:style-name="gr6" draw:text-style-name="P3" draw:layer="layout" svg:width="4.937cm" svg:height="3.991cm" svg:x="4.178cm" svg:y="11.3cm">
          <draw:text-box>
            <text:list text:style-name="L1">
              <text:list-item>
                <text:p text:style-name="P2"><text:span text:style-name="T2">SQLServer</text:span></text:p>
              </text:list-item>
              <text:list-item>
                <text:p text:style-name="P4"><text:span text:style-name="T2">Sybase</text:span></text:p>
              </text:list-item>
              <text:list-item>
                <text:p text:style-name="P4"><text:span text:style-name="T2">Oracle</text:span></text:p>
              </text:list-item>
            </text:list>
          </draw:text-box>
        </draw:frame>
        <draw:frame draw:style-name="gr6" draw:text-style-name="P3" draw:layer="layout" svg:width="6.021cm" svg:height="3.991cm" svg:x="9.915cm" svg:y="11.3cm">
          <draw:text-box>
            <text:list text:style-name="L1">
              <text:list-item>
                <text:p text:style-name="P2"><text:span text:style-name="T2">Apache Derby</text:span></text:p>
              </text:list-item>
              <text:list-item>
                <text:p text:style-name="P4"><text:span text:style-name="T2">HyperSonic</text:span></text:p>
              </text:list-item>
              <text:list-item>
                <text:p text:style-name="P4"><text:span text:style-name="T2">SQLite</text:span></text:p>
              </text:list-item>
            </text:list>
          </draw:text-box>
        </draw:frame>
        <draw:frame draw:style-name="gr6" draw:text-style-name="P5" draw:layer="layout" svg:width="5.022cm" svg:height="3.991cm" svg:x="16.878cm" svg:y="11.491cm">
          <draw:text-box>
            <text:list text:style-name="L1">
              <text:list-item>
                <text:p text:style-name="P4"><text:span text:style-name="T2">Hadoop</text:span></text:p>
              </text:list-item>
              <text:list-item>
                <text:p text:style-name="P4"><text:span text:style-name="T2">BigTable</text:span></text:p>
              </text:list-item>
              <text:list-item>
                <text:p text:style-name="P4"><text:span text:style-name="T2">AmazonDB</text:span></text:p>
              </text:list-item>
              <text:list-item>
                <text:p text:style-name="P4"><text:span text:style-name="T2">.....</text:span></text:p>
              </text:list-item>
            </text:list>
          </draw:text-box>
        </draw:frame>
      </draw:page>
      <draw:page draw:name="page4" draw:style-name="dp1" draw:master-page-name="Default">
        <draw:frame draw:style-name="gr1" draw:text-style-name="P1" draw:layer="layout" svg:width="4.816cm" svg:height="2.147cm" svg:x="1.154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rh 2014</text:span></text:p>
          </draw:text-box>
        </draw:frame>
        <draw:frame draw:style-name="gr4" draw:text-style-name="P3" draw:layer="layout" svg:width="11.331cm" svg:height="1.518cm" svg:x="2.9cm" svg:y="3.482cm">
          <draw:text-box>
            <text:p text:style-name="P2"><text:span text:style-name="T2">How critical is geom() for TAP ?</text:span></text:p>
          </draw:text-box>
        </draw:frame>
        <draw:frame draw:style-name="gr4" draw:text-style-name="P3" draw:layer="layout" svg:width="13.185cm" svg:height="1.518cm" svg:x="4.915cm" svg:y="5.5cm">
          <draw:text-box>
            <text:p text:style-name="P4"><text:span text:style-name="T2">Does RegTap need geom() to work ?</text:span></text:p>
          </draw:text-box>
        </draw:frame>
        <draw:frame draw:style-name="gr4" draw:text-style-name="P3" draw:layer="layout" svg:width="19.15cm" svg:height="1.518cm" svg:x="4.7cm" svg:y="11.022cm">
          <draw:text-box>
            <text:p text:style-name="P4"><text:span text:style-name="T2">WFAU is currently unable to support geom() functions.</text:span></text:p>
          </draw:text-box>
        </draw:frame>
        <draw:frame draw:style-name="gr1" draw:text-style-name="P6" draw:layer="layout" svg:width="16.021cm" svg:height="3.095cm" svg:x="5.98cm" svg:y="7.1cm">
          <draw:text-box>
            <text:p text:style-name="P4"><text:span text:style-name="T4">Embedded Derby DB would be ideal for a local registry.</text:span></text:p>
            <text:p text:style-name="P4"><text:span text:style-name="T4"/></text:p>
            <text:p text:style-name="P4"><text:span text:style-name="T4">But without the geom() functions,</text:span></text:p>
            <text:p text:style-name="P4"><text:span text:style-name="T4">it can't be registered as a TAP service.</text:span></text:p>
          </draw:text-box>
        </draw:frame>
        <draw:frame draw:style-name="gr7" draw:text-style-name="P3" draw:layer="layout" svg:width="10.095cm" svg:height="2.6cm" svg:x="6.635cm" svg:y="13.001cm">
          <draw:text-box>
            <text:p text:style-name="P2"><text:span text:style-name="T5">If we can't register as TAP ..</text:span></text:p>
            <text:p text:style-name="P4"><text:span text:style-name="T5">then what can we register as ?</text:span></text:p>
          </draw:text-box>
        </draw:frame>
      </draw:page>
      <draw:page draw:name="page5" draw:style-name="dp1" draw:master-page-name="Default">
        <draw:frame draw:style-name="gr1" draw:text-style-name="P1" draw:layer="layout" svg:width="4.816cm" svg:height="2.147cm" svg:x="1.154cm" svg:y="17.642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rh 2014</text:span></text:p>
          </draw:text-box>
        </draw:frame>
        <draw:frame draw:style-name="gr2" draw:text-style-name="P3" draw:layer="layout" svg:width="16.085cm" svg:height="3.519cm" svg:x="2.901cm" svg:y="3.481cm">
          <draw:text-box>
            <text:p text:style-name="P2"><text:span text:style-name="T2">If I implement 90% of the TAP specification ...</text:span></text:p>
            <text:p text:style-name="P2"><text:span text:style-name="T2"/></text:p>
            <text:p text:style-name="P2"><text:span text:style-name="T2">.... but I don't implement TAP_SCHEMA</text:span></text:p>
          </draw:text-box>
        </draw:frame>
        <draw:frame draw:style-name="gr3" draw:text-style-name="P3" draw:layer="layout" svg:width="15.085cm" svg:height="1.519cm" svg:x="2.716cm" svg:y="7.881cm">
          <draw:text-box>
            <text:p text:style-name="P2"><text:span text:style-name="T2">Can I register as a TAP service ?</text:span></text:p>
          </draw:text-box>
        </draw:frame>
        <draw:frame draw:style-name="gr3" draw:text-style-name="P3" draw:layer="layout" svg:width="15.916cm" svg:height="1.519cm" svg:x="5.501cm" svg:y="10.381cm">
          <draw:text-box>
            <text:p text:style-name="P2"><text:span text:style-name="T2">If I can, then how do I declare the limitation ?</text:span></text:p>
          </draw:text-box>
        </draw:frame>
        <draw:frame draw:style-name="gr3" draw:text-style-name="P3" draw:layer="layout" svg:width="15.085cm" svg:height="1.519cm" svg:x="5.501cm" svg:y="12.7cm">
          <draw:text-box>
            <text:p text:style-name="P2"><text:span text:style-name="T2">If not – then what </text:span><text:span text:style-name="T3">can</text:span><text:span text:style-name="T2"> I register as ?</text:span></text:p>
          </draw:text-box>
        </draw:frame>
      </draw:page>
      <draw:page draw:name="page6" draw:style-name="dp1" draw:master-page-name="Default">
        <draw:frame draw:style-name="gr4" draw:text-style-name="P3" draw:layer="layout" svg:width="15.818cm" svg:height="1.518cm" svg:x="2.3cm" svg:y="3.4cm">
          <draw:text-box>
            <text:p text:style-name="P2"><text:span text:style-name="T2">Why would I not implement TAP_SCHEMA ?</text:span></text:p>
          </draw:text-box>
        </draw:frame>
        <draw:frame draw:style-name="gr1" draw:text-style-name="P1" draw:layer="layout" svg:width="4.816cm" svg:height="2.147cm" svg:x="1.154cm" svg:y="17.643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rh 2014</text:span></text:p>
          </draw:text-box>
        </draw:frame>
        <draw:frame draw:style-name="gr4" draw:text-style-name="P3" draw:layer="layout" svg:width="14.023cm" svg:height="1.987cm" svg:x="4.007cm" svg:y="5.627cm">
          <draw:text-box>
            <text:p text:style-name="P4"><text:span text:style-name="T2">If I have virtual tables that are not listed</text:span></text:p>
            <text:p text:style-name="P4"><text:span text:style-name="T2">in the RDBMS system tables.</text:span></text:p>
          </draw:text-box>
        </draw:frame>
        <draw:frame draw:style-name="gr4" draw:text-style-name="P3" draw:layer="layout" svg:width="15.577cm" svg:height="1.987cm" svg:x="4.1cm" svg:y="8.5cm">
          <draw:text-box>
            <text:p text:style-name="P4"><text:span text:style-name="T2">If I want to limit the visibility of private tables</text:span></text:p>
            <text:p text:style-name="P4"><text:span text:style-name="T2">on a per user basis.</text:span></text:p>
          </draw:text-box>
        </draw:frame>
        <draw:frame draw:style-name="gr4" draw:text-style-name="P3" draw:layer="layout" svg:width="17.338cm" svg:height="1.987cm" svg:x="4.023cm" svg:y="11.507cm">
          <draw:text-box>
            <text:p text:style-name="P4"><text:span text:style-name="T2">If I am using an alternative platform that does not</text:span></text:p>
            <text:p text:style-name="P4"><text:span text:style-name="T2">have the standard RDBMS system tables.</text:span></text:p>
          </draw:text-box>
        </draw:frame>
        <draw:frame draw:style-name="gr1" draw:layer="layout" svg:width="16.483cm" svg:height="5.228cm" svg:x="10.017cm" svg:y="14.5cm">
          <draw:text-box>
            <text:p>TAP_SCHEMA is tightly coupled to the system tables</text:p>
            <text:p>that are provided by the standard RDBMS platforms.</text:p>
            <text:p/>
            <text:p>If you are using a standard RDBMS, then TAP_SCHEMA</text:p>
            <text:p>is excellent way to provide access to the metadata.</text:p>
            <text:p/>
            <text:p>If you are not, then TAP_SCHEMA is not easy.</text:p>
          </draw:text-box>
        </draw:frame>
      </draw:page>
      <draw:page draw:name="page7" draw:style-name="dp1" draw:master-page-name="Default">
        <draw:frame draw:style-name="gr1" draw:text-style-name="P1" draw:layer="layout" svg:width="4.816cm" svg:height="2.147cm" svg:x="1.154cm" svg:y="17.644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Marh 2014</text:span></text:p>
          </draw:text-box>
        </draw:frame>
        <draw:frame draw:style-name="gr4" draw:text-style-name="P3" draw:layer="layout" svg:width="14.011cm" svg:height="1.518cm" svg:x="2.9cm" svg:y="3.4cm">
          <draw:text-box>
            <text:p text:style-name="P2"><text:span text:style-name="T2">How critical is TAP_SCHEMA for TAP ?</text:span></text:p>
          </draw:text-box>
        </draw:frame>
        <draw:frame draw:style-name="gr1" draw:layer="layout" svg:width="14.142cm" svg:height="1.673cm" svg:x="3.6cm" svg:y="7.1cm">
          <draw:text-box>
            <text:p><text:span text:style-name="T6">Can we look again at the VOSI/tables and fix the</text:span></text:p>
            <text:p><text:span text:style-name="T6">performance issues with large datasets.</text:span></text:p>
          </draw:text-box>
        </draw:frame>
        <draw:frame draw:style-name="gr1" draw:layer="layout" svg:width="21.283cm" svg:height="1.673cm" svg:x="3.6cm" svg:y="9.8cm">
          <draw:text-box>
            <text:p><text:span text:style-name="T6">One suggestion is an iterative HTTP GET service that lists schema, tables</text:span></text:p>
            <text:p><text:span text:style-name="T6">and columns interactively.</text:span></text:p>
          </draw:text-box>
        </draw:frame>
        <draw:frame draw:style-name="gr1" draw:layer="layout" svg:width="13.57cm" svg:height="0.962cm" svg:x="3.6cm" svg:y="12.673cm">
          <draw:text-box>
            <text:p><text:span text:style-name="T6">What kind of queries do clients actually need ?</text:span></text:p>
          </draw:text-box>
        </draw:frame>
        <draw:frame draw:style-name="gr4" draw:text-style-name="P3" draw:layer="layout" svg:width="9.786cm" svg:height="1.518cm" svg:x="3.014cm" svg:y="4.982cm">
          <draw:text-box>
            <text:p text:style-name="P2"><text:span text:style-name="T2">What are the alternatives 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4-03-12T12:12:20</meta:creation-date>
    <dc:date>2014-03-13T09:55:37</dc:date>
    <dc:creator>Zarquan </dc:creator>
    <meta:editing-duration>P0D</meta:editing-duration>
    <meta:editing-cycles>3</meta:editing-cycles>
    <meta:generator>LibreOffice/4.0.4.2$Linux_x86 LibreOffice_project/400m0$Build-2</meta:generator>
    <meta:document-statistic meta:object-count="37"/>
  </office:meta>
</office:document-meta>
</file>